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Sect1" style:family="section">
      <style:section-properties fo:background-color="#dddddd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n Fonder Pico-4WD Car</text:h>
      <text:p text:style-name="Text_20_body">Network Protocol</text:p>
      <text:p text:style-name="Text_20_body"/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Content</text:p>
          </text:index-title>
          <text:p text:style-name="P2">Sun Fonder Pico-4WD Car<text:tab/>1</text:p>
          <text:p text:style-name="P2">Framing<text:tab/>2</text:p>
          <text:p text:style-name="P3">Messages<text:tab/>2</text:p>
          <text:p text:style-name="P5">From Car to client<text:tab/>2</text:p>
          <text:p text:style-name="P4">Status message from car<text:tab/>2</text:p>
          <text:p text:style-name="P5">To Car from Client<text:tab/>2</text:p>
          <text:p text:style-name="P4">Control Message<text:tab/>2</text:p>
          <text:p text:style-name="P6">Reverse Engineered<text:tab/>2</text:p>
          <text:p text:style-name="P4">Status Message with distance<text:tab/>3</text:p>
        </text:index-body>
      </text:table-of-content>
      <text:p text:style-name="Text_20_body"/>
      <text:h text:style-name="P1" text:outline-level="1">Framing</text:h>
      <text:p text:style-name="Text_20_body">Connection is a WebSocket connection which uses text Mode only. No binary data exchange.</text:p>
      <text:p text:style-name="Text_20_body">The Data content is a single Text line which has a singe non nested json object.</text:p>
      <text:p text:style-name="Text_20_body"><text:s/>All json object are transmitted periodically without any request.</text:p>
      <text:p text:style-name="Text_20_body">The WebSocket Server is inside the 8266.</text:p>
      <text:p text:style-name="Text_20_body">After init the UART RXD and TXD contains the WebSocket text data's.</text:p>
      <text:h text:style-name="Heading_20_2" text:outline-level="2">Messages</text:h>
      <text:h text:style-name="Heading_20_3" text:outline-level="3">From Car to client</text:h>
      <text:h text:style-name="Heading_20_4" text:outline-level="4">Status message from car</text:h>
      <text:p text:style-name="Text_20_body">This message must be send periodically or the client makes no connection</text:p>
      <text:p text:style-name="Text_20_body">{ "Name“: "MC_Cindy", "Type": "PICO-4WD Car", "Check": "SunFounder Controller"}</text:p>
      <text:p text:style-name="Text_20_body">Name: any Name (Shown on screen)</text:p>
      <text:p text:style-name="Text_20_body">Type: must be “PICO-4WD Car"</text:p>
      <text:p text:style-name="Text_20_body">Check: must be "SunFounder Controller"</text:p>
      <text:p text:style-name="Text_20_body"/>
      <text:h text:style-name="Heading_20_3" text:outline-level="3">To Car from Client</text:h>
      <text:h text:style-name="Heading_20_4" text:outline-level="4">Control Message</text:h>
      <text:p text:style-name="Text_20_body">{"":null,"A":0,"K":"stop","G":true, “H“ : 0}</text:p>
      <text:p text:style-name="Text_20_body">““: ?? must be null</text:p>
      <text:p text:style-name="Text_20_body">A: acceleration/speed; number between 0 and 100</text:p>
      <text:p text:style-name="Text_20_body">K:direction; one of: “stop“.“forward“.“backward“,“left“,“right“</text:p>
      <text:p text:style-name="Text_20_body">G:lights; one of: true false</text:p>
      <text:p text:style-name="Text_20_body">H: integer give 0 what meaning ????</text:p>
      <text:p text:style-name="Text_20_body">(without this H comes an error in .py library and car stopps)</text:p>
      <text:h text:style-name="Heading_20_5" text:outline-level="5"/>
      <text:h text:style-name="Heading_20_5" text:outline-level="5"/>
      <text:h text:style-name="Heading_20_5" text:outline-level="5">Reverse Engineered</text:h>
      <text:p text:style-name="Text_20_body">at every control message the servo changes the ultrasonic direction and gives the information at the next status message.</text:p>
      <text:p text:style-name="Text_20_body">Without “H“ in control message the car stopps connection</text:p>
      <text:p text:style-name="Text_20_body">“H“: changes number of actice lamps and illumination strength (Logic ????) </text:p>
      <text:h text:style-name="Heading_20_4" text:outline-level="4"><text:soft-page-break/>Status Message with distance</text:h>
      <text:p text:style-name="Text_20_body">{“D“ : [ -30, 22.74],"":null,"A":0,"K":"stop","G":true, “H“ : 0}</text:p>
      <text:p text:style-name="Text_20_body">“D“ : Array with 2 numbers [Integer angle in degrees,Distance in cm ?????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16T17:41:25.17</meta:creation-date>
    <dc:date>2023-03-16T21:40:12.06</dc:date>
    <meta:editing-duration>PT3H58M43S</meta:editing-duration>
    <meta:editing-cycles>16</meta:editing-cycles>
    <meta:generator>OpenOffice/4.1.13$Win32 OpenOffice.org_project/4113m1$Build-9810</meta:generator>
    <meta:document-statistic meta:table-count="0" meta:image-count="0" meta:object-count="0" meta:page-count="3" meta:paragraph-count="42" meta:word-count="266" meta:character-count="1634"/>
  </office:meta>
</office:document-meta>
</file>